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5000000C64A3BF0A1150635FB.png" manifest:media-type="image/png"/>
  <manifest:file-entry manifest:full-path="Pictures/10000201000000F800000132F54AA13E99459DA1.png" manifest:media-type="image/png"/>
  <manifest:file-entry manifest:full-path="Pictures/1000020100000142000001423DF4D99172BF1BDE.png" manifest:media-type="image/png"/>
  <manifest:file-entry manifest:full-path="Pictures/1000020100000116000001408312C1E4FD25FA8C.png" manifest:media-type="image/png"/>
  <manifest:file-entry manifest:full-path="Pictures/1000020100000149000001639F76E531516D70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c0000" draw:textarea-horizontal-align="justify" draw:textarea-vertical-align="middle" draw:auto-grow-height="false" fo:min-height="2.883cm" fo:min-width="2.25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 fo:min-height="3.303cm" fo:min-width="3.18cm"/>
    </style:style>
    <style:style style:name="gr5" style:family="graphic" style:parent-style-name="standard">
      <style:graphic-properties draw:fill-color="#cc0000" draw:textarea-horizontal-align="justify" draw:textarea-vertical-align="middle" draw:auto-grow-height="false" fo:min-height="3.099cm" fo:min-width="2.595cm"/>
    </style:style>
    <style:style style:name="gr6" style:family="graphic" style:parent-style-name="standard">
      <style:graphic-properties draw:fill-color="#cc0000" draw:textarea-horizontal-align="justify" draw:textarea-vertical-align="middle" draw:auto-grow-height="false" fo:min-height="3.099cm" fo:min-width="2.59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2.272cm" fo:min-width="2.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cc00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cc0000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8.095cm" svg:x="2.016cm" svg:y="5.224cm">
          <draw:image xlink:href="Pictures/10000201000000F800000132F54AA13E99459DA1.png" xlink:type="simple" xlink:show="embed" xlink:actuate="onLoad">
            <text:p/>
          </draw:image>
        </draw:frame>
        <draw:g xml:id="id1" draw:id="id1">
          <draw:custom-shape draw:style-name="gr2" draw:text-style-name="P3" draw:layer="layout" svg:width="3.048cm" svg:height="3.429cm" svg:x="5.064cm" svg:y="7.858cm">
            <text:p text:style-name="P2"><text:span text:style-name="T1">Insights</text:span></text:p>
            <text:p text:style-name="P2"><text:span text:style-name="T1">Cli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1.905cm" svg:height="2.193cm" svg:x="5.699cm" svg:y="8.586cm">
            <draw:image xlink:href="Pictures/1000020100000116000001408312C1E4FD25FA8C.png" xlink:type="simple" xlink:show="embed" xlink:actuate="onLoad">
              <text:p/>
            </draw:image>
          </draw:frame>
        </draw:g>
        <draw:g xml:id="id2" draw:id="id2">
          <draw:custom-shape draw:style-name="gr4" draw:text-style-name="P3" draw:layer="layout" svg:width="4.064cm" svg:height="3.937cm" svg:x="14.462cm" svg:y="12.049cm">
            <text:p text:style-name="P2"><text:span text:style-name="T1">Insights</text:span></text:p>
            <text:p text:style-name="P2"><text:span text:style-name="T1">Falaf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825cm" svg:height="3.048cm" svg:x="15.066cm" svg:y="12.557cm">
            <draw:image xlink:href="Pictures/1000020100000149000001639F76E531516D70F5.png" xlink:type="simple" xlink:show="embed" xlink:actuate="onLoad">
              <text:p/>
            </draw:image>
          </draw:frame>
        </draw:g>
        <draw:g xml:id="id4" draw:id="id4">
          <draw:g>
            <draw:custom-shape draw:style-name="gr5" draw:text-style-name="P4" draw:layer="layout" svg:width="3.429cm" svg:height="3.683cm" svg:x="9.382cm" svg:y="19.28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9.89cm" svg:y="19.7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0.398cm" svg:y="20.3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3" draw:layer="layout" svg:width="3.429cm" svg:height="3.683cm" svg:x="10.906cm" svg:y="20.812cm">
              <text:p text:style-name="P2"><text:span text:style-name="T1">Insights</text:span></text:p>
              <text:p text:style-name="P2"><text:span text:style-name="T1">Reducer</text:span></text:p>
              <text:p text:style-name="P2"><text:span text:style-name="T1">Plug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2.937cm" svg:height="3.169cm" svg:x="11.16cm" svg:y="21.066cm">
              <draw:image xlink:href="Pictures/1000020100000142000001423DF4D99172BF1BDE.png" xlink:type="simple" xlink:show="embed" xlink:actuate="onLoad">
                <text:p/>
              </draw:image>
            </draw:frame>
          </draw:g>
        </draw:g>
        <draw:g xml:id="id3" draw:id="id3">
          <draw:g>
            <draw:custom-shape draw:style-name="gr5" draw:text-style-name="P4" draw:layer="layout" svg:width="3.429cm" svg:height="3.683cm" svg:x="14.716cm" svg:y="20.1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5.224cm" svg:y="20.68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3.429cm" svg:height="3.683cm" svg:x="15.732cm" svg:y="21.19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3" draw:layer="layout" svg:width="3.429cm" svg:height="3.683cm" svg:x="16.24cm" svg:y="21.701cm">
              <text:p text:style-name="P2"><text:span text:style-name="T1">Insights</text:span></text:p>
              <text:p text:style-name="P2"><text:span text:style-name="T1">Mapper</text:span></text:p>
              <text:p text:style-name="P2"><text:span text:style-name="T1">Plugi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2.937cm" svg:height="3.169cm" svg:x="16.478cm" svg:y="21.955cm">
              <draw:image xlink:href="Pictures/1000020100000142000001423DF4D99172BF1BDE.png" xlink:type="simple" xlink:show="embed" xlink:actuate="onLoad">
                <text:p/>
              </draw:image>
            </draw:frame>
          </draw:g>
        </draw:g>
        <draw:frame draw:style-name="gr1" draw:text-style-name="P1" draw:layer="layout" svg:width="6.905cm" svg:height="5.238cm" svg:x="1.715cm" svg:y="14.304cm">
          <draw:image xlink:href="Pictures/1000020100000105000000C64A3BF0A1150635FB.png" xlink:type="simple" xlink:show="embed" xlink:actuate="onLoad">
            <text:p/>
          </draw:image>
        </draw:frame>
        <draw:connector draw:style-name="gr7" draw:text-style-name="P1" draw:layer="layout" draw:type="curve" svg:x1="8.112cm" svg:y1="9.572cm" svg:x2="16.494cm" svg:y2="12.049cm" draw:start-shape="id1" draw:start-glue-point="1" draw:end-shape="id2" draw:end-glue-point="0" svg:d="M8112 9572c5588 0 8382 825 8382 2477" svg:viewBox="0 0 8383 2478">
          <text:p/>
        </draw:connector>
        <draw:connector draw:style-name="gr7" draw:text-style-name="P1" draw:layer="layout" draw:type="curve" svg:x1="18.526cm" svg:y1="14.017cm" svg:x2="19.669cm" svg:y2="22.78cm" draw:start-shape="id2" draw:start-glue-point="1" draw:end-shape="id3" svg:d="M18526 14017c2466 0 1894 8763 1143 8763" svg:viewBox="0 0 1789 8764">
          <text:p/>
        </draw:connector>
        <draw:connector draw:style-name="gr7" draw:text-style-name="P1" draw:layer="layout" draw:type="curve" svg:x1="17.192cm" svg:y1="25.384cm" svg:x2="11.858cm" svg:y2="24.495cm" draw:start-shape="id3" draw:start-glue-point="2" draw:end-shape="id4" svg:d="M17192 25384c0 751-5334 1196-5334-889" svg:viewBox="0 0 5335 1516">
          <text:p/>
        </draw:connector>
        <draw:connector draw:style-name="gr7" draw:text-style-name="P1" draw:layer="layout" draw:type="curve" svg:x1="11.858cm" svg:y1="19.288cm" svg:x2="16.494cm" svg:y2="15.986cm" draw:start-shape="id4" draw:start-glue-point="0" draw:end-shape="id2" svg:d="M11858 19288c0-2476 4636-826 4636-3302" svg:viewBox="0 0 4637 3303">
          <text:p/>
        </draw:connector>
        <draw:g xml:id="id5" draw:id="id5">
          <draw:custom-shape draw:style-name="gr8" draw:text-style-name="P3" draw:layer="layout" svg:width="3.302cm" svg:height="2.794cm" svg:x="3.413cm" svg:y="15.224cm">
            <text:p text:style-name="P2"><text:span text:style-name="T1">Insights</text:span></text:p>
            <text:p text:style-name="P2"><text:span text:style-name="T1">Customer</text:span></text:p>
            <text:p text:style-name="P2"><text:span text:style-name="T1">Interfa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46cm" svg:height="1.866cm" svg:x="3.88cm" svg:y="15.775cm">
            <draw:image xlink:href="Pictures/1000020100000105000000C64A3BF0A1150635FB.png" xlink:type="simple" xlink:show="embed" xlink:actuate="onLoad">
              <text:p/>
            </draw:image>
          </draw:frame>
        </draw:g>
        <draw:connector draw:style-name="gr7" draw:text-style-name="P1" draw:layer="layout" draw:type="curve" svg:x1="14.462cm" svg:y1="14.017cm" svg:x2="6.715cm" svg:y2="16.621cm" draw:start-shape="id2" draw:start-glue-point="3" draw:end-shape="id5" draw:end-glue-point="1" svg:d="M14462 14017c-5809 0-1936 2604-7747 2604" svg:viewBox="0 0 7748 2605">
          <text:p/>
        </draw:connector>
        <draw:frame draw:style-name="gr9" draw:text-style-name="P5" draw:layer="layout" svg:width="5.607cm" svg:height="0.806cm" svg:x="12.684cm" svg:y="9.084cm">
          <draw:text-box>
            <text:p>1 Collected Information</text:p>
          </draw:text-box>
        </draw:frame>
        <draw:frame draw:style-name="gr9" draw:text-style-name="P5" draw:layer="layout" svg:width="3.123cm" svg:height="1.361cm" svg:x="17.317cm" svg:y="17.165cm">
          <draw:text-box>
            <text:p>2 Collected</text:p>
            <text:p><text:s/>Information</text:p>
          </draw:text-box>
        </draw:frame>
        <draw:frame draw:style-name="gr9" draw:text-style-name="P5" draw:layer="layout" svg:width="5.662cm" svg:height="0.806cm" svg:x="11.975cm" svg:y="25.975cm">
          <draw:text-box>
            <text:p>3 Metadata for Analysis</text:p>
          </draw:text-box>
        </draw:frame>
        <draw:frame draw:style-name="gr9" draw:text-style-name="P5" draw:layer="layout" svg:width="3.372cm" svg:height="1.361cm" svg:x="11.598cm" svg:y="16.403cm">
          <draw:text-box>
            <text:p>4 <text:s/>Evaluation</text:p>
            <text:p><text:s text:c="4"/>Results</text:p>
          </draw:text-box>
        </draw:frame>
        <draw:frame draw:style-name="gr9" draw:text-style-name="P5" draw:layer="layout" svg:width="3.233cm" svg:height="1.361cm" svg:x="9.255cm" svg:y="13.228cm">
          <draw:text-box>
            <text:p>5 Evaluation</text:p>
            <text:p><text:s text:c="3"/>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4:26:05.835716281</meta:creation-date>
    <dc:date>2016-12-19T11:37:15.696152622</dc:date>
    <meta:editing-duration>PT31M9S</meta:editing-duration>
    <meta:editing-cycles>5</meta:editing-cycles>
    <meta:generator>LibreOffice/5.1.6.2.0$Linux_X86_64 LibreOffice_project/10$Build-2</meta:generator>
    <meta:document-statistic meta:object-count="37"/>
  </office:meta>
</office:document-meta>
</file>